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/>Crea una base de datos llamada test que contenga una tabla llamada alumno. La</text:p>
      <text:p text:style-name="Standard"><text:s/>tabla debe tener cuatro columnas:</text:p>
      <text:p text:style-name="Standard"><text:s/></text:p>
      <text:p text:style-name="Standard"><text:s/>id: entero sin signo (clave primaria).</text:p>
      <text:p text:style-name="Standard"><text:s/>nombre: cadena de 50 caracteres.</text:p>
      <text:p text:style-name="Standard"><text:s/>apellido1: cadena de 50 caracteres.</text:p>
      <text:p text:style-name="Standard"><text:s/>apellido2: cadena de 50 caracteres.</text:p>
      <text:p text:style-name="Standard"><text:s/></text:p>
      <text:p text:style-name="Standard"><text:s/>Una vez creada la base de datos y la tabla deberá crear un procedimiento llamado</text:p>
      <text:p text:style-name="Standard"><text:s/>insertar_alumno con las siguientes características. El procedimiento recibe cuatro</text:p>
      <text:p text:style-name="Standard"><text:s/>parámetros de entrada (id, nombre, apellido1, apellido2) y los insertará en la</text:p>
      <text:p text:style-name="Standard"><text:s/>tabla alumno. El procedimiento devolverá como salida un parámetro llamado error</text:p>
      <text:p text:style-name="Standard"><text:s/>que tendrá un valor igual a 0 si la operación se ha podido realizar con éxito y</text:p>
      <text:p text:style-name="Standard"><text:s/>un valor igual a 1 en caso contrario.</text:p>
      <text:p text:style-name="Standard"><text:s/></text:p>
      <text:p text:style-name="Standard"><text:s/>Deberá manejar los errores que puedan ocurrir cuando se intenta insertar una fila que contiene una clave primaria repetida.</text:p>
      <text:p text:style-name="Standard"><text:s/>*/</text:p>
      <text:p text:style-name="Standard">/*</text:p>
      <text:p text:style-name="Standard"><text:s/>Paso 1: Creacion de la tabla</text:p>
      <text:p text:style-name="Standard"><text:s/>*/</text:p>
      <text:p text:style-name="Standard">DROP DATABASE IF EXISTS test;</text:p>
      <text:p text:style-name="Standard">CREATE DATABASE test;</text:p>
      <text:p text:style-name="Standard">USE test;</text:p>
      <text:p text:style-name="Standard">/*</text:p>
      <text:p text:style-name="Standard"><text:s/>Paso 2: Creacion de la tabla</text:p>
      <text:p text:style-name="Standard"><text:s/>*/</text:p>
      <text:p text:style-name="Standard">DROP TABLE IF EXISTS alumno;</text:p>
      <text:p text:style-name="Standard">CREATE TABLE alumno (</text:p>
      <text:p text:style-name="Standard"><text:s text:c="4"/>id INT UNSIGNED,</text:p>
      <text:p text:style-name="Standard"><text:s text:c="4"/>nombre VARCHAR(50),</text:p>
      <text:p text:style-name="Standard"><text:s text:c="4"/>apellido1 VARCHAR(50),</text:p>
      <text:p text:style-name="Standard"><text:s text:c="4"/>apellido2 VARCHAR(50),</text:p>
      <text:p text:style-name="Standard"><text:s text:c="4"/>PRIMARY KEY(id)</text:p>
      <text:p text:style-name="Standard">);</text:p>
      <text:p text:style-name="Standard">/*</text:p>
      <text:p text:style-name="Standard"><text:s/>Paso 3: Creacion del procedimiento</text:p>
      <text:p text:style-name="Standard"><text:s/>*/</text:p>
      <text:p text:style-name="Standard">DROP PROCEDURE IF EXISTS insertar_alumno;</text:p>
      <text:p text:style-name="Standard">DELIMITER // </text:p>
      <text:p text:style-name="Standard">CREATE PROCEDURE insertar_alumno (</text:p>
      <text:p text:style-name="Standard"><text:s text:c="4"/>id INT,</text:p>
      <text:p text:style-name="Standard"><text:s text:c="4"/>nombre VARCHAR(50),</text:p>
      <text:p text:style-name="Standard"><text:s text:c="4"/>apellido1 VARCHAR(50),</text:p>
      <text:p text:style-name="Standard"><text:s text:c="4"/>apellido2 VARCHAR(50)</text:p>
      <text:p text:style-name="Standard">)</text:p>
      <text:p text:style-name="Standard">BEGIN</text:p>
      <text:p text:style-name="Standard"><text:s text:c="4"/>DECLARE EXIT HANDLER FOR SQLSTATE '23000'</text:p>
      <text:p text:style-name="Standard"><text:soft-page-break/><text:s text:c="4"/>SET @error = 1;</text:p>
      <text:p text:style-name="Standard"><text:s text:c="4"/>INSERT INTO alumno VALUE (id, nombre, apellido1, apellido2);</text:p>
      <text:p text:style-name="Standard"><text:s text:c="4"/>SET @error = 0;</text:p>
      <text:p text:style-name="Standard">END //</text:p>
      <text:p text:style-name="Standard">DELIMITER ;</text:p>
      <text:p text:style-name="Standard">/*</text:p>
      <text:p text:style-name="Standard"><text:s/>Paso 4: comprobar si la salida es correcta</text:p>
      <text:p text:style-name="Standard"><text:s/>*/</text:p>
      <text:p text:style-name="Standard">CALL insertar_alumno(1, 'maria', 'perez', 'almeida');</text:p>
      <text:p text:style-name="Standard">SELECT @error;</text:p>
      <text:p text:style-name="Standard">CALL insertar_alumno(1, 'juan', 'garcia', 'perez');</text:p>
      <text:p text:style-name="Standard">SELECT @error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0" meta:word-count="258" meta:character-count="1684" meta:non-whitespace-character-count="1405"/>
  </office:meta>
</office:document-meta>
</file>